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6979in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6979in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4.6979in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4.6979in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4.6979in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0043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08ed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33a7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52a1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24810" officeooo:paragraph-rsid="0012481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33a7f" officeooo:paragraph-rsid="00133a7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52a1e" officeooo:paragraph-rsid="00152a1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08e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33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52a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004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08e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33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52a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24810" officeooo:paragraph-rsid="001248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33a7f" officeooo:paragraph-rsid="00133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33a7f" officeooo:paragraph-rsid="00152a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52a1e" officeooo:paragraph-rsid="00152a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paragraph-rsid="00108ed9"/>
    </style:style>
    <style:style style:name="P21" style:family="paragraph" style:parent-style-name="Standard">
      <style:text-properties officeooo:paragraph-rsid="00133a7f"/>
    </style:style>
    <style:style style:name="P22" style:family="paragraph" style:parent-style-name="Standard">
      <style:text-properties officeooo:paragraph-rsid="00152a1e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004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08e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7cb05" officeooo:paragraph-rsid="0017cb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7cb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rsid="0017cb05" officeooo:paragraph-rsid="0017cb05"/>
    </style:style>
    <style:style style:name="T1" style:family="text">
      <style:text-properties officeooo:rsid="0010043c"/>
    </style:style>
    <style:style style:name="T2" style:family="text">
      <style:text-properties officeooo:rsid="00124810"/>
    </style:style>
    <style:style style:name="T3" style:family="text">
      <style:text-properties officeooo:rsid="00133a7f"/>
    </style:style>
    <style:style style:name="T4" style:family="text">
      <style:text-properties officeooo:rsid="00152a1e"/>
    </style:style>
    <style:style style:name="T5" style:family="text">
      <style:text-properties officeooo:rsid="0016199a"/>
    </style:style>
    <style:style style:name="T6" style:family="text">
      <style:text-properties officeooo:rsid="0017cb0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7cb05"/>
    </style:style>
    <style:style style:name="T9" style:family="text"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7cb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Thorndale" fo:font-size="12pt" fo:language="en" fo:country="US" fo:font-style="normal" fo:text-shadow="none" style:text-underline-style="none" fo:font-weight="normal" officeooo:rsid="0017cb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10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>
            <text:p text:style-name="P1"/>
          </table:table-cell>
          <table:table-cell table:style-name="Table1.A1">
            <text:p text:style-name="P1"/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2" office:value-type="string">
            <text:p text:style-name="P12"/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3" office:value-type="string">
            <text:p text:style-name="P12"/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4" office:value-type="string">
            <text:p text:style-name="P12"/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5" office:value-type="string">
            <text:p text:style-name="P8"/>
          </table:table-cell>
        </table:table-row>
        <table:table-row table:style-name="Table1.1">
          <table:table-cell table:style-name="Table1.A2">
            <text:p text:style-name="P1"/>
          </table:table-cell>
          <table:table-cell table:style-name="Table1.B6" office:value-type="string">
            <text:p text:style-name="P8"/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2">Use case </text:p>
          </table:table-cell>
          <table:table-cell table:style-name="Table2.A1" office:value-type="float" office:value="0">
            <text:p text:style-name="P5">Register medicine </text:p>
          </table:table-cell>
        </table:table-row>
        <table:table-row table:style-name="Table2.1">
          <table:table-cell table:style-name="Table2.A2" office:value-type="float" office:value="0">
            <text:p text:style-name="P2">Actors </text:p>
          </table:table-cell>
          <table:table-cell table:style-name="Table2.B2" office:value-type="string">
            <text:p text:style-name="P13"><text:span text:style-name="T2"><text:s/>pharmacy </text:span><text:tab/><text:tab/></text:p>
          </table:table-cell>
        </table:table-row>
        <table:table-row table:style-name="Table2.1">
          <table:table-cell table:style-name="Table2.A2" office:value-type="float" office:value="0">
            <text:p text:style-name="P2">precondition</text:p>
          </table:table-cell>
          <table:table-cell table:style-name="Table2.B3" office:value-type="string">
            <text:p text:style-name="P16">login</text:p>
          </table:table-cell>
        </table:table-row>
        <table:table-row table:style-name="Table2.1">
          <table:table-cell table:style-name="Table2.A2" office:value-type="float" office:value="0">
            <text:p text:style-name="P2">Basic flow</text:p>
          </table:table-cell>
          <table:table-cell table:style-name="Table2.B4" office:value-type="string">
            <text:p text:style-name="P25">1-enter medicine barcode </text:p>
            <text:p text:style-name="P25">2-enter medicine name</text:p>
            <text:p text:style-name="P13">3- <text:span text:style-name="T2">click <text:s/>add button</text:span></text:p>
            <text:p text:style-name="P27"><text:span text:style-name="T9">4- send data to database </text:span></text:p>
          </table:table-cell>
        </table:table-row>
        <table:table-row table:style-name="Table2.1">
          <table:table-cell table:style-name="Table2.A2" office:value-type="float" office:value="0">
            <text:p text:style-name="P2">Alternative flow </text:p>
          </table:table-cell>
          <table:table-cell table:style-name="Table2.B5" office:value-type="string">
            <text:p text:style-name="P9"><text:s/><text:span text:style-name="T6">Wrong Barcode </text:span></text:p>
          </table:table-cell>
        </table:table-row>
        <table:table-row table:style-name="Table2.1">
          <table:table-cell table:style-name="Table2.A2" office:value-type="float" office:value="0">
            <text:p text:style-name="P2">Post condition </text:p>
          </table:table-cell>
          <table:table-cell table:style-name="Table2.B6" office:value-type="string">
            <text:p text:style-name="P26"><text:s/><text:span text:style-name="T8">Send a confirmation message</text:span>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3">Use case </text:p>
          </table:table-cell>
          <table:table-cell table:style-name="Table3.A1" office:value-type="float" office:value="0">
            <text:p text:style-name="P6">Edit medicine</text:p>
          </table:table-cell>
        </table:table-row>
        <table:table-row table:style-name="Table3.1">
          <table:table-cell table:style-name="Table3.A2" office:value-type="float" office:value="0">
            <text:p text:style-name="P3">Actors </text:p>
          </table:table-cell>
          <table:table-cell table:style-name="Table3.B2" office:value-type="string">
            <text:p text:style-name="P14"><text:span text:style-name="T3">Company </text:span><text:tab/></text:p>
          </table:table-cell>
        </table:table-row>
        <table:table-row table:style-name="Table3.1">
          <table:table-cell table:style-name="Table3.A2" office:value-type="float" office:value="0">
            <text:p text:style-name="P3">precondition</text:p>
          </table:table-cell>
          <table:table-cell table:style-name="Table3.B3" office:value-type="string">
            <text:p text:style-name="P17">Register this medicine </text:p>
            <text:p text:style-name="P17">login <text:s/></text:p>
          </table:table-cell>
        </table:table-row>
        <table:table-row table:style-name="Table3.1">
          <table:table-cell table:style-name="Table3.A2" office:value-type="float" office:value="0">
            <text:p text:style-name="P3">Basic flow</text:p>
          </table:table-cell>
          <table:table-cell table:style-name="Table3.B4" office:value-type="string">
            <text:p text:style-name="P14">1-<text:span text:style-name="T3">enter medicine bar code <text:s/>this need edit</text:span></text:p>
            <text:p text:style-name="P14">2-<text:span text:style-name="T3">edit <text:s/>data</text:span></text:p>
            <text:p text:style-name="P14">3-<text:span text:style-name="T3">save new data in data base</text:span></text:p>
          </table:table-cell>
        </table:table-row>
        <table:table-row table:style-name="Table3.1">
          <table:table-cell table:style-name="Table3.A2" office:value-type="float" office:value="0">
            <text:p text:style-name="P3">Alternative flow </text:p>
          </table:table-cell>
          <table:table-cell table:style-name="Table3.B5" office:value-type="string">
            <text:p text:style-name="P10"><text:s/><text:span text:style-name="T3">Bar code <text:s/>don’t found</text:span></text:p>
          </table:table-cell>
        </table:table-row>
        <table:table-row table:style-name="Table3.1">
          <table:table-cell table:style-name="Table3.A2" office:value-type="float" office:value="0">
            <text:p text:style-name="P3">Post condition </text:p>
          </table:table-cell>
          <table:table-cell table:style-name="Table3.B6" office:value-type="string">
            <text:p text:style-name="P10"><text:s text:c="2"/><text:span text:style-name="T3">Send new data to server</text:span></text:p>
          </table:table-cell>
        </table:table-row>
      </table:table>
      <text:p text:style-name="P22"><text:s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4">Use case </text:p>
          </table:table-cell>
          <table:table-cell table:style-name="Table4.A1" office:value-type="float" office:value="0">
            <text:p text:style-name="P7">Set alternative <text:s/></text:p>
          </table:table-cell>
        </table:table-row>
        <table:table-row table:style-name="Table4.1">
          <table:table-cell table:style-name="Table4.A2" office:value-type="float" office:value="0">
            <text:p text:style-name="P4">Actors </text:p>
          </table:table-cell>
          <table:table-cell table:style-name="Table4.B2" office:value-type="string">
            <text:p text:style-name="P15"><text:span text:style-name="T4">Pharmacy </text:span><text:tab/></text:p>
          </table:table-cell>
        </table:table-row>
        <table:table-row table:style-name="Table4.1">
          <table:table-cell table:style-name="Table4.A2" office:value-type="float" office:value="0">
            <text:p text:style-name="P4">precondition</text:p>
          </table:table-cell>
          <table:table-cell table:style-name="Table4.B3" office:value-type="string">
            <text:p text:style-name="P18">login <text:s/></text:p>
          </table:table-cell>
        </table:table-row>
        <table:table-row table:style-name="Table4.1">
          <table:table-cell table:style-name="Table4.A2" office:value-type="float" office:value="0">
            <text:p text:style-name="P4">Basic flow</text:p>
          </table:table-cell>
          <table:table-cell table:style-name="Table4.B4" office:value-type="string">
            <text:p text:style-name="P15">1-<text:span text:style-name="T4">chose <text:s/>medicine <text:s/>that need edit</text:span></text:p>
            <text:p text:style-name="P15">2-<text:span text:style-name="T4">set medicine <text:s/>alternative</text:span></text:p>
            <text:p text:style-name="P15">3-<text:span text:style-name="T4">save <text:s/>alternative in database</text:span></text:p>
          </table:table-cell>
        </table:table-row>
        <table:table-row table:style-name="Table4.1">
          <table:table-cell table:style-name="Table4.A2" office:value-type="float" office:value="0">
            <text:p text:style-name="P4">Alternative flow </text:p>
          </table:table-cell>
          <table:table-cell table:style-name="Table4.B5" office:value-type="string">
            <text:p text:style-name="P11"><text:s/><text:span text:style-name="T3">Bar code <text:s/>don’t found</text:span></text:p>
          </table:table-cell>
        </table:table-row>
        <table:table-row table:style-name="Table4.1">
          <table:table-cell table:style-name="Table4.A2" office:value-type="float" office:value="0">
            <text:p text:style-name="P4">Post condition </text:p>
          </table:table-cell>
          <table:table-cell table:style-name="Table4.B6" office:value-type="string">
            <text:p text:style-name="P11"><text:s text:c="2"/><text:span text:style-name="T3">Send new data to server</text:span></text:p>
          </table:table-cell>
        </table:table-row>
      </table:table>
      <text:p text:style-name="P22"><text:s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4">Use case </text:p>
          </table:table-cell>
          <table:table-cell table:style-name="Table5.A1" office:value-type="float" office:value="0">
            <text:p text:style-name="P7">Send alternative</text:p>
          </table:table-cell>
        </table:table-row>
        <table:table-row table:style-name="Table5.1">
          <table:table-cell table:style-name="Table5.A2" office:value-type="float" office:value="0">
            <text:p text:style-name="P4">Actors </text:p>
          </table:table-cell>
          <table:table-cell table:style-name="Table5.B2" office:value-type="string">
            <text:p text:style-name="P19">server</text:p>
          </table:table-cell>
        </table:table-row>
        <table:table-row table:style-name="Table5.1">
          <table:table-cell table:style-name="Table5.A2" office:value-type="float" office:value="0">
            <text:p text:style-name="P4">precondition</text:p>
          </table:table-cell>
          <table:table-cell table:style-name="Table5.B3" office:value-type="string">
            <text:p text:style-name="P19">Pharmacy set alternative</text:p>
          </table:table-cell>
        </table:table-row>
        <table:table-row table:style-name="Table5.1">
          <table:table-cell table:style-name="Table5.A2" office:value-type="float" office:value="0">
            <text:p text:style-name="P4">Basic flow</text:p>
          </table:table-cell>
          <table:table-cell table:style-name="Table5.B4" office:value-type="string">
            <text:p text:style-name="P15">1-<text:span text:style-name="T4">search in database about medicine <text:s/></text:span></text:p>
            <text:p text:style-name="P15">2-<text:span text:style-name="T4">select alternative</text:span></text:p>
            <text:p text:style-name="P15">3-<text:span text:style-name="T5">send <text:s/>to page</text:span></text:p>
          </table:table-cell>
        </table:table-row>
        <table:table-row table:style-name="Table5.1">
          <table:table-cell table:style-name="Table5.A2" office:value-type="float" office:value="0">
            <text:p text:style-name="P4">Alternative flow </text:p>
          </table:table-cell>
          <table:table-cell table:style-name="Table5.B5" office:value-type="string">
            <text:p text:style-name="P11"><text:s/><text:span text:style-name="T5">Alternative not found</text:span></text:p>
          </table:table-cell>
        </table:table-row>
        <table:table-row table:style-name="Table5.1">
          <table:table-cell table:style-name="Table5.A2" office:value-type="float" office:value="0">
            <text:p text:style-name="P4">Post condition </text:p>
          </table:table-cell>
          <table:table-cell table:style-name="Table5.B6" office:value-type="string">
            <text:p text:style-name="P11"><text:s/><text:span text:style-name="T5">Show alternative in page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8:34:48.144080812</meta:creation-date>
    <dc:date>2017-03-22T07:56:22.351088843</dc:date>
    <meta:editing-duration>PT1H15M58S</meta:editing-duration>
    <meta:editing-cycles>5</meta:editing-cycles>
    <meta:generator>LibreOffice/5.1.6.2$Linux_X86_64 LibreOffice_project/10m0$Build-2</meta:generator>
    <meta:document-statistic meta:table-count="5" meta:image-count="0" meta:object-count="0" meta:page-count="1" meta:paragraph-count="60" meta:word-count="144" meta:character-count="968" meta:non-whitespace-character-count="823"/>
  </office:meta>
</office:document-meta>
</file>